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26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288.89mm" svg:height="152.47mm" svg:x="0mm" svg:y="60.56mm">
            <draw:object draw:notify-on-update-of-ranges="Sheet1.B2:Sheet1.B12 Sheet1.C2:Sheet1.C12 Sheet1.D2:Sheet1.D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1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Tâche</text:p>
          </table:table-cell>
          <table:table-cell office:value-type="string" calcext:value-type="string">
            <text:p>Début</text:p>
          </table:table-cell>
          <table:table-cell office:value-type="string" calcext:value-type="string">
            <text:p>Durée</text:p>
          </table:table-cell>
          <table:table-cell office:value-type="string" calcext:value-type="string">
            <text:p>Participants</text:p>
          </table:table-cell>
        </table:table-row>
        <table:table-row table:style-name="ro1">
          <table:table-cell office:value-type="string" calcext:value-type="string">
            <text:p>Réflexion sur la structure du projet</text:p>
          </table:table-cell>
          <table:table-cell office:value-type="date" office:date-value="2019-09-25" calcext:value-type="date">
            <text:p>25/09/1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out le groupe</text:p>
          </table:table-cell>
        </table:table-row>
        <table:table-row table:style-name="ro1">
          <table:table-cell office:value-type="string" calcext:value-type="string">
            <text:p>Jeu dans la console</text:p>
          </table:table-cell>
          <table:table-cell office:value-type="date" office:date-value="2019-10-02" calcext:value-type="date">
            <text:p>02/10/1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out le groupe</text:p>
          </table:table-cell>
        </table:table-row>
        <table:table-row table:style-name="ro1">
          <table:table-cell office:value-type="string" calcext:value-type="string">
            <text:p>Mise en place de la BDD</text:p>
          </table:table-cell>
          <table:table-cell office:value-type="date" office:date-value="2019-10-23" calcext:value-type="date">
            <text:p>23/10/1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Elise, Nicolas</text:p>
          </table:table-cell>
        </table:table-row>
        <table:table-row table:style-name="ro1">
          <table:table-cell office:value-type="string" calcext:value-type="string">
            <text:p>Interface en JavaFX</text:p>
          </table:table-cell>
          <table:table-cell office:value-type="date" office:date-value="2019-10-23" calcext:value-type="date">
            <text:p>23/10/1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Lucille, Tom</text:p>
          </table:table-cell>
        </table:table-row>
        <table:table-row table:style-name="ro1">
          <table:table-cell office:value-type="string" calcext:value-type="string">
            <text:p>Fusion du modèle et de la vue</text:p>
          </table:table-cell>
          <table:table-cell office:value-type="date" office:date-value="2019-11-06" calcext:value-type="date">
            <text:p>06/11/1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out le groupe</text:p>
          </table:table-cell>
        </table:table-row>
        <table:table-row table:style-name="ro1">
          <table:table-cell office:value-type="string" calcext:value-type="string">
            <text:p>Recommencer et fin de partie</text:p>
          </table:table-cell>
          <table:table-cell office:value-type="date" office:date-value="2019-11-20" calcext:value-type="date">
            <text:p>20/11/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icolas</text:p>
          </table:table-cell>
        </table:table-row>
        <table:table-row table:style-name="ro1">
          <table:table-cell office:value-type="string" calcext:value-type="string">
            <text:p>Création d’un compte et connexion</text:p>
          </table:table-cell>
          <table:table-cell office:value-type="date" office:date-value="2019-11-20" calcext:value-type="date">
            <text:p>20/11/1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ucille, Nicolas</text:p>
          </table:table-cell>
        </table:table-row>
        <table:table-row table:style-name="ro1">
          <table:table-cell office:value-type="string" calcext:value-type="string">
            <text:p>Sauvegarder et recharger la partie</text:p>
          </table:table-cell>
          <table:table-cell office:value-type="date" office:date-value="2019-11-20" calcext:value-type="date">
            <text:p>20/11/1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icolas, Tom</text:p>
          </table:table-cell>
        </table:table-row>
        <table:table-row table:style-name="ro1">
          <table:table-cell office:value-type="string" calcext:value-type="string">
            <text:p>Javadoc</text:p>
          </table:table-cell>
          <table:table-cell office:value-type="date" office:date-value="2019-12-04" calcext:value-type="date">
            <text:p>04/12/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icolas</text:p>
          </table:table-cell>
        </table:table-row>
        <table:table-row table:style-name="ro1">
          <table:table-cell office:value-type="string" calcext:value-type="string">
            <text:p>Changer le thème</text:p>
          </table:table-cell>
          <table:table-cell office:value-type="date" office:date-value="2019-12-04" calcext:value-type="date">
            <text:p>04/12/1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ucille</text:p>
          </table:table-cell>
        </table:table-row>
        <table:table-row table:style-name="ro1">
          <table:table-cell office:value-type="string" calcext:value-type="string">
            <text:p>Consultation du classement/historique</text:p>
          </table:table-cell>
          <table:table-cell office:value-type="date" office:date-value="2019-12-04" calcext:value-type="date">
            <text:p>04/12/1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om, Nicolas</text:p>
          </table:table-cell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 table:number-rows-repeated="1048562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  <table:database-ranges>
        <table:database-range table:name="__Anonymous_Sheet_DB__0" table:target-range-address="Sheet1.A12:Sheet1.AMJ12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date-style style:name="N107">
      <number:day number:style="long"/>
      <number:text>/</number:text>
      <number:month number:style="long"/>
    </number:date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6">00/00/0000</text:date>, <text:time style:data-style-name="N2" text:time-value="19:16:57.62138977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2.8.2$MacOSX_X86_64 LibreOffice_project/f82ddfca21ebc1e222a662a32b25c0c9d20169ee</meta:generator>
    <dc:date>2019-12-16T19:18:33.405737485</dc:date>
    <meta:editing-duration>PT32M36S</meta:editing-duration>
    <meta:editing-cycles>17</meta:editing-cycles>
    <meta:document-statistic meta:table-count="1" meta:cell-count="4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107">
      <number:day number:style="long"/>
      <number:text>/</number:text>
      <number:month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true" text:line-break="tru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tru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107">
      <style:chart-properties chart:display-label="true" chart:logarithmic="false" chart:minimum="43733" chart:maximum="43817" chart:origin="0" chart:interval-major="7" chart:interval-minor-divisor="7" chart:gap-width="25" chart:reverse-direction="false" text:line-break="false" loext:try-staggering-first="fals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graphic-properties svg:stroke-color="#eeeeee"/>
    </style:style>
    <style:style style:name="ch11" style:family="chart" style:data-style-name="N37">
      <style:chart-properties chart:display-label="true" chart:logarithmic="false" chart:gap-width="25" chart:reverse-direction="false" text:line-break="false" loext:try-staggering-first="false" chart:link-data-style-to-source="true" chart:visible="false" chart:axis-position="start"/>
      <style:graphic-properties svg:stroke-color="#b3b3b3"/>
      <style:text-properties fo:font-size="10pt" style:font-size-asian="10pt" style:font-size-complex="10pt"/>
    </style:style>
    <style:style style:name="ch12" style:family="chart" style:data-style-name="N37">
      <style:chart-properties chart:link-data-style-to-source="true"/>
      <style:graphic-properties draw:stroke="none" draw:fill-color="#004586" draw:opacity="0%" dr3d:edge-rounding="5%"/>
      <style:text-properties fo:font-size="10pt" style:font-size-asian="10pt" style:font-size-complex="10pt"/>
    </style:style>
    <style:style style:name="ch13" style:family="chart" style:data-style-name="N37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4" style:family="chart" style:data-style-name="N37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8.89cm" svg:height="15.248cm" xlink:href=".." xlink:type="simple" chart:class="chart:bar" chart:style-name="ch1">
        <chart:title svg:x="12.854cm" svg:y="0.44cm" chart:style-name="ch2">
          <text:p>Rétro-Planning</text:p>
        </chart:title>
        <chart:plot-area chart:style-name="ch3" table:cell-range-address="Sheet1.A2:Sheet1.D12" chart:data-source-has-labels="column" svg:x="1.553cm" svg:y="1.495cm" svg:width="26.76cm" svg:height="12.503cm">
          <chartooo:coordinate-region svg:x="10.681cm" svg:y="1.495cm" svg:width="17.184cm" svg:height="11.835cm"/>
          <chart:axis chart:dimension="x" chart:name="primary-x" chart:style-name="ch4" chartooo:axis-type="auto">
            <chartooo:date-scale/>
            <chart:title svg:x="0.451cm" svg:y="8.32cm" chart:style-name="ch5">
              <text:p>Tâches</text:p>
            </chart:title>
            <chart:categories table:cell-range-address="Sheet1.A2:Sheet1.A12 Sheet1.D2:Sheet1.D12"/>
          </chart:axis>
          <chart:axis chart:dimension="x" chart:name="secondary-x" chart:style-name="ch6"/>
          <chart:axis chart:dimension="y" chart:name="primary-y" chart:style-name="ch7">
            <chart:title svg:x="14.471cm" svg:y="14.303cm" chart:style-name="ch8">
              <text:p>Dates</text:p>
            </chart:title>
            <chart:grid chart:style-name="ch9" chart:class="major"/>
            <chart:grid chart:style-name="ch10" chart:class="minor"/>
          </chart:axis>
          <chart:axis chart:dimension="y" chart:name="secondary-y" chart:style-name="ch11"/>
          <chart:series chart:attached-axis="primary-y" chart:style-name="ch12" chart:values-cell-range-address="Sheet1.B2:Sheet1.B12" chart:class="chart:bar">
            <chart:data-point chart:repeated="11"/>
          </chart:series>
          <chart:series chart:attached-axis="primary-y" chart:style-name="ch13" chart:values-cell-range-address="Sheet1.C2:Sheet1.C12" chart:class="chart:bar">
            <chart:data-point chart:repeated="11"/>
          </chart:series>
          <chart:series chart:attached-axis="primary-y" chart:style-name="ch14" chart:values-cell-range-address="Sheet1.D2:Sheet1.D12" chart:class="chart:bar">
            <chart:data-point chart:repeated="11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  <table:table-cell office:value-type="string">
                <text:p>Colonne C</text:p>
              </table:table-cell>
              <table:table-cell office:value-type="string">
                <text:p>Colonne D</text:p>
              </table:table-cell>
            </table:table-row>
          </table:table-header-rows>
          <table:table-rows>
            <table:table-row>
              <table:table-cell office:value-type="string">
                <text:p>Réflexion sur la structure du projet Tout le groupe</text:p>
                <text:list>
                  <text:list-item>
                    <text:p>Réflexion sur la structure du projet</text:p>
                  </text:list-item>
                  <text:list-item>
                    <text:p>Tout le groupe</text:p>
                  </text:list-item>
                </text:list>
                <draw:g>
                  <svg:desc>Sheet1.A2:Sheet1.A12 Sheet1.D2:Sheet1.D12</svg:desc>
                </draw:g>
              </table:table-cell>
              <table:table-cell office:value-type="float" office:value="43733">
                <text:p>43733</text:p>
                <draw:g>
                  <svg:desc>Sheet1.B2:Sheet1.B12</svg:desc>
                </draw:g>
              </table:table-cell>
              <table:table-cell office:value-type="float" office:value="7">
                <text:p>7</text:p>
                <draw:g>
                  <svg:desc>Sheet1.C2:Sheet1.C12</svg:desc>
                </draw:g>
              </table:table-cell>
              <table:table-cell office:value-type="float" office:value="NaN">
                <text:p>NaN</text:p>
                <draw:g>
                  <svg:desc>Sheet1.D2:Sheet1.D12</svg:desc>
                </draw:g>
              </table:table-cell>
            </table:table-row>
            <table:table-row>
              <table:table-cell office:value-type="string">
                <text:p>Jeu dans la console Tout le groupe</text:p>
                <text:list>
                  <text:list-item>
                    <text:p>Jeu dans la console</text:p>
                  </text:list-item>
                  <text:list-item>
                    <text:p>Tout le groupe</text:p>
                  </text:list-item>
                </text:list>
              </table:table-cell>
              <table:table-cell office:value-type="float" office:value="43740">
                <text:p>43740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ise en place de la BDD Elise, Nicolas</text:p>
                <text:list>
                  <text:list-item>
                    <text:p>Mise en place de la BDD</text:p>
                  </text:list-item>
                  <text:list-item>
                    <text:p>Elise, Nicolas</text:p>
                  </text:list-item>
                </text:list>
              </table:table-cell>
              <table:table-cell office:value-type="float" office:value="43761">
                <text:p>43761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nterface en JavaFX Lucille, Tom</text:p>
                <text:list>
                  <text:list-item>
                    <text:p>Interface en JavaFX</text:p>
                  </text:list-item>
                  <text:list-item>
                    <text:p>Lucille, Tom</text:p>
                  </text:list-item>
                </text:list>
              </table:table-cell>
              <table:table-cell office:value-type="float" office:value="43761">
                <text:p>43761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usion du modèle et de la vue Tout le groupe</text:p>
                <text:list>
                  <text:list-item>
                    <text:p>Fusion du modèle et de la vue</text:p>
                  </text:list-item>
                  <text:list-item>
                    <text:p>Tout le groupe</text:p>
                  </text:list-item>
                </text:list>
              </table:table-cell>
              <table:table-cell office:value-type="float" office:value="43775">
                <text:p>43775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ecommencer et fin de partie Nicolas</text:p>
                <text:list>
                  <text:list-item>
                    <text:p>Recommencer et fin de partie</text:p>
                  </text:list-item>
                  <text:list-item>
                    <text:p>Nicolas</text:p>
                  </text:list-item>
                </text:list>
              </table:table-cell>
              <table:table-cell office:value-type="float" office:value="43789">
                <text:p>4378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réation d’un compte et connexion Lucille, Nicolas</text:p>
                <text:list>
                  <text:list-item>
                    <text:p>Création d’un compte et connexion</text:p>
                  </text:list-item>
                  <text:list-item>
                    <text:p>Lucille, Nicolas</text:p>
                  </text:list-item>
                </text:list>
              </table:table-cell>
              <table:table-cell office:value-type="float" office:value="43789">
                <text:p>43789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auvegarder et recharger la partie Nicolas, Tom</text:p>
                <text:list>
                  <text:list-item>
                    <text:p>Sauvegarder et recharger la partie</text:p>
                  </text:list-item>
                  <text:list-item>
                    <text:p>Nicolas, Tom</text:p>
                  </text:list-item>
                </text:list>
              </table:table-cell>
              <table:table-cell office:value-type="float" office:value="43789">
                <text:p>43789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Javadoc Nicolas</text:p>
                <text:list>
                  <text:list-item>
                    <text:p>Javadoc</text:p>
                  </text:list-item>
                  <text:list-item>
                    <text:p>Nicolas</text:p>
                  </text:list-item>
                </text:list>
              </table:table-cell>
              <table:table-cell office:value-type="float" office:value="43803">
                <text:p>43803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hanger le thème Lucille</text:p>
                <text:list>
                  <text:list-item>
                    <text:p>Changer le thème</text:p>
                  </text:list-item>
                  <text:list-item>
                    <text:p>Lucille</text:p>
                  </text:list-item>
                </text:list>
              </table:table-cell>
              <table:table-cell office:value-type="float" office:value="43803">
                <text:p>43803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onsultation du classement/historique Tom, Nicolas</text:p>
                <text:list>
                  <text:list-item>
                    <text:p>Consultation du classement/historique</text:p>
                  </text:list-item>
                  <text:list-item>
                    <text:p>Tom, Nicolas</text:p>
                  </text:list-item>
                </text:list>
              </table:table-cell>
              <table:table-cell office:value-type="float" office:value="43803">
                <text:p>43803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MacOSX_X86_64 LibreOffice_project/f82ddfca21ebc1e222a662a32b25c0c9d20169ee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